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8450e9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0pt" fo:font-weight="bold" officeooo:rsid="001de52a" officeooo:paragraph-rsid="001de52a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bold" officeooo:rsid="007e711b" officeooo:paragraph-rsid="007e711b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71f6a0" officeooo:paragraph-rsid="00632c5a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normal" officeooo:rsid="0064aafb" officeooo:paragraph-rsid="0064aafb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Arial" fo:font-size="10pt" fo:font-weight="normal" officeooo:rsid="0064aafb" officeooo:paragraph-rsid="0064aafb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rsid="00632c5a" officeooo:paragraph-rsid="00632c5a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632c5a" officeooo:paragraph-rsid="0064aafb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rsid="00632c5a" officeooo:paragraph-rsid="0069520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normal" officeooo:rsid="0071f6a0" officeooo:paragraph-rsid="0071f6a0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style:font-name="Arial" fo:font-size="10pt" fo:font-weight="normal" officeooo:rsid="00743084" officeooo:paragraph-rsid="00743084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fo:font-weight="normal" officeooo:rsid="008450e9" officeooo:paragraph-rsid="008450e9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style:font-name="Arial" fo:font-size="10pt" fo:font-weight="normal" officeooo:rsid="008450e9" officeooo:paragraph-rsid="008450e9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style:font-name="Arial" fo:font-size="10pt" fo:font-weight="normal" officeooo:rsid="0084a426" officeooo:paragraph-rsid="0084a42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0pt" officeooo:rsid="00004a42" officeooo:paragraph-rsid="00004a42" style:font-size-asian="10pt" style:font-size-complex="10pt"/>
    </style:style>
    <style:style style:name="P17" style:family="paragraph" style:parent-style-name="Standard">
      <style:text-properties fo:color="#ce181e" style:font-name="Arial" fo:font-size="10pt" fo:font-weight="bold" officeooo:rsid="008450e9" officeooo:paragraph-rsid="008450e9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204" style:font-weight-asian="bold" style:font-weight-complex="bold"/>
    </style:style>
    <style:style style:name="T3" style:family="text">
      <style:text-properties fo:font-weight="bold" officeooo:rsid="006eec30" style:font-weight-asian="bold" style:font-weight-complex="bold"/>
    </style:style>
    <style:style style:name="T4" style:family="text">
      <style:text-properties fo:font-weight="bold" officeooo:rsid="006f0c2d" style:font-weight-asian="bold" style:font-weight-complex="bold"/>
    </style:style>
    <style:style style:name="T5" style:family="text">
      <style:text-properties fo:font-weight="bold" officeooo:rsid="006d155c" style:font-weight-asian="bold" style:font-weight-complex="bold"/>
    </style:style>
    <style:style style:name="T6" style:family="text">
      <style:text-properties fo:font-weight="bold" officeooo:rsid="00671631" style:font-weight-asian="bold" style:font-weight-complex="bold"/>
    </style:style>
    <style:style style:name="T7" style:family="text">
      <style:text-properties fo:font-weight="bold" officeooo:rsid="006590db" style:font-weight-asian="bold" style:font-weight-complex="bold"/>
    </style:style>
    <style:style style:name="T8" style:family="text">
      <style:text-properties fo:font-weight="bold" officeooo:rsid="0071f6a0" style:font-weight-asian="bold" style:font-weight-complex="bold"/>
    </style:style>
    <style:style style:name="T9" style:family="text">
      <style:text-properties fo:font-weight="bold" officeooo:rsid="00753d36" style:font-weight-asian="bold" style:font-weight-complex="bold"/>
    </style:style>
    <style:style style:name="T10" style:family="text">
      <style:text-properties fo:font-weight="bold" officeooo:rsid="007c050d" style:font-weight-asian="bold" style:font-weight-complex="bold"/>
    </style:style>
    <style:style style:name="T11" style:family="text">
      <style:text-properties fo:font-weight="bold" officeooo:rsid="007d9c25" style:font-weight-asian="bold" style:font-weight-complex="bold"/>
    </style:style>
    <style:style style:name="T12" style:family="text">
      <style:text-properties fo:font-weight="bold" officeooo:rsid="008450e9" style:font-weight-asian="bold" style:font-weight-complex="bold"/>
    </style:style>
    <style:style style:name="T13" style:family="text">
      <style:text-properties officeooo:rsid="0064aafb"/>
    </style:style>
    <style:style style:name="T14" style:family="text">
      <style:text-properties officeooo:rsid="006590db"/>
    </style:style>
    <style:style style:name="T15" style:family="text">
      <style:text-properties officeooo:rsid="00671631"/>
    </style:style>
    <style:style style:name="T16" style:family="text">
      <style:text-properties officeooo:rsid="00684da5"/>
    </style:style>
    <style:style style:name="T17" style:family="text">
      <style:text-properties officeooo:rsid="00695204"/>
    </style:style>
    <style:style style:name="T18" style:family="text">
      <style:text-properties officeooo:rsid="006d155c"/>
    </style:style>
    <style:style style:name="T19" style:family="text">
      <style:text-properties officeooo:rsid="0071f6a0"/>
    </style:style>
    <style:style style:name="T20" style:family="text">
      <style:text-properties officeooo:rsid="0073507b"/>
    </style:style>
    <style:style style:name="T21" style:family="text">
      <style:text-properties officeooo:rsid="00743084"/>
    </style:style>
    <style:style style:name="T22" style:family="text">
      <style:text-properties officeooo:rsid="0079ec05"/>
    </style:style>
    <style:style style:name="T23" style:family="text">
      <style:text-properties officeooo:rsid="007c050d"/>
    </style:style>
    <style:style style:name="T24" style:family="text">
      <style:text-properties officeooo:rsid="007e4146"/>
    </style:style>
    <style:style style:name="T25" style:family="text">
      <style:text-properties officeooo:rsid="0083d145"/>
    </style:style>
    <style:style style:name="T26" style:family="text">
      <style:text-properties style:font-name="Arial" fo:font-size="10pt" style:font-size-asian="10pt" style:font-size-complex="10pt"/>
    </style:style>
    <style:style style:name="T27" style:family="text">
      <style:text-properties style:font-name="Arial" fo:font-size="10pt" fo:language="pt" fo:country="BR" fo:font-weight="normal" officeooo:rsid="001ae7e7" style:font-size-asian="10pt" style:font-weight-asian="normal" style:font-size-complex="10pt" style:font-weight-complex="normal"/>
    </style:style>
    <style:style style:name="T28" style:family="text">
      <style:text-properties style:font-name="Arial" fo:font-size="10pt" fo:language="pt" fo:country="BR" fo:font-weight="normal" officeooo:rsid="0078439c" style:font-size-asian="10pt" style:font-weight-asian="normal" style:font-size-complex="10pt" style:font-weight-complex="normal"/>
    </style:style>
    <style:style style:name="T29" style:family="text">
      <style:text-properties style:font-name="Arial" fo:font-size="10pt" fo:language="pt" fo:country="BR" fo:font-weight="normal" officeooo:rsid="001ef92e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language="pt" fo:country="BR" fo:font-weight="normal" officeooo:rsid="001d9099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language="pt" fo:country="BR" officeooo:rsid="001ef92e" style:font-size-asian="10pt" style:font-size-complex="10pt"/>
    </style:style>
    <style:style style:name="T32" style:family="text">
      <style:text-properties style:font-name="Arial" fo:font-size="10pt" fo:language="pt" fo:country="BR" officeooo:rsid="001ae7e7" style:font-size-asian="10pt" style:font-size-complex="10pt"/>
    </style:style>
    <style:style style:name="T33" style:family="text">
      <style:text-properties style:font-name="Arial" fo:font-size="10pt" fo:language="pt" fo:country="BR" officeooo:rsid="001bf8aa" style:font-size-asian="10pt" style:font-size-complex="10pt"/>
    </style:style>
    <style:style style:name="T34" style:family="text">
      <style:text-properties fo:font-weight="normal" officeooo:rsid="00632c5a" style:font-weight-asian="normal" style:font-weight-complex="normal"/>
    </style:style>
    <style:style style:name="T35" style:family="text">
      <style:text-properties officeooo:rsid="008450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5">AVALIAÇÃO FINAL</text:span> – PIDM – 2019.2</text:p>
      <text:p text:style-name="P3"><text:span text:style-name="T25">Nome</text:span>:</text:p>
      <text:p text:style-name="P2"/>
      <text:p text:style-name="P5">Crie um projeto onde a primeira tela é um menu com botões para cada uma das cinco questões abaixo. <text:span text:style-name="T16">Use, como nome dos botões, “Questão 1”, “Questão 2”, etc. </text:span>Use, <text:span text:style-name="T5">obrigatoriamente</text:span><text:span text:style-name="T18">,</text:span> a biblioteca <text:span text:style-name="T1">react-navigation-stack</text:span> <text:span text:style-name="T15">e os nossos componentes vistos em sala de aula, na pasta </text:span><text:span text:style-name="T6">commons</text:span><text:span text:style-name="T15"> (Cartao, CartaoItem, MeuBotao, etc.).</text:span></text:p>
      <text:p text:style-name="P5"/>
      <text:p text:style-name="P12">Nas questões que envolvem o <text:span text:style-name="T1">Firebase</text:span>, você deve criar um NOVO projeto no Firebase, coleções e diretórios. Não reuso os que já existem. </text:p>
      <text:p text:style-name="P12"/>
      <text:p text:style-name="P17">O que deve ser enviado: a pasta SRC, contendo apenas os fontes da prova e print-screens da tela do Firebase, provando que você criou um novo projeto e coleções.</text:p>
      <text:p text:style-name="P16"/>
      <text:p text:style-name="P7"><text:span text:style-name="T1">1 - )</text:span> <text:span text:style-name="T13">Implemente uma tela onde serão pedidos os seguintes dados de um </text:span><text:span text:style-name="T12">Ator</text:span><text:span text:style-name="T13">:</text:span></text:p>
      <text:p text:style-name="P7"/>
      <text:list xml:id="list1943280278" text:style-name="L1">
        <text:list-item>
          <text:p text:style-name="P6">Nome</text:p>
        </text:list-item>
        <text:list-item>
          <text:p text:style-name="P13">Idade</text:p>
        </text:list-item>
        <text:list-item>
          <text:p text:style-name="P13">Talento (dança, canta, interpreta, etc…)</text:p>
        </text:list-item>
        <text:list-item>
          <text:p text:style-name="P14">Salário</text:p>
        </text:list-item>
      </text:list>
      <text:p text:style-name="P5"/>
      <text:p text:style-name="P5">Na mesma tela, deve haver um botão “Adicionar” que quando tocado deverá armazenar o<text:span text:style-name="T17">s dados acima do</text:span> <text:span text:style-name="T12">Ator</text:span> no <text:span text:style-name="T1">firebase.firestore()</text:span>. O botão deverá ser substituído por um “spinner” <text:span text:style-name="T22">(MeuSpinner)</text:span> enquanto a operação de ad<text:span text:style-name="T23">i</text:span>cionar o <text:span text:style-name="T35">ator</text:span> no <text:span text:style-name="T1">firebase.firestore() </text:span>estiver em <text:span text:style-name="T14">andamento. O botão voltará ao normal quando a operação remota finalizar. Indique, em um </text:span><text:span text:style-name="T7">alert,</text:span><text:span text:style-name="T14"> uma mensagem de sucesso ou erro.</text:span></text:p>
      <text:p text:style-name="P8"/>
      <text:p text:style-name="P15">2 - )<text:span text:style-name="T34"> </text:span>Implemente uma tela que lista todos os <text:span text:style-name="T35">atores</text:span> salvos no firebase.firestore(). Mostre os dados dos <text:span text:style-name="T35">atores</text:span> usando o MeuLabelText<text:span text:style-name="T17"> (Nome, Idade e Talento). Abaixo de CADA ator deverá haver um botão “Calcular Imposto” que ao ser tocado deverá calcular o imposto</text:span><text:span text:style-name="T2"> </text:span><text:span text:style-name="T3">(</text:span><text:span text:style-name="T11">15% do Salário </text:span><text:span text:style-name="T3">)</text:span><text:span text:style-name="T17"> do ator </text:span><text:span text:style-name="T4">cujo botão foi tocado</text:span><text:span text:style-name="T17">, mostrando-o em um </text:span><text:span text:style-name="T2">alert.</text:span></text:p>
      <text:p text:style-name="P9"/>
      <text:p text:style-name="P7"><text:span text:style-name="T1">3 - )</text:span> <text:span text:style-name="T19">Implemente em uma tela um botão que irá fazer um upload de uma imagem qualquer no </text:span><text:span text:style-name="T8">firebase.storage(), </text:span><text:span text:style-name="T19">fazendo uso do componente ImagePicker. Ao mesmo tempo, salve as URLs da imagem no </text:span><text:span text:style-name="T8">firebase.database().</text:span></text:p>
      <text:p text:style-name="P4"/>
      <text:p text:style-name="P10">Ainda, <text:span text:style-name="T1">na mesma tela</text:span>, liste TODAS as imagen<text:span text:style-name="T20">s</text:span> que estão salvas no <text:span text:style-name="T1">firebase.database(), </text:span>usando para isso um <text:span text:style-name="T1">FlatList</text:span>. <text:span text:style-name="T21">Nessa questão, você ainda deve usar:</text:span></text:p>
      <text:p text:style-name="P10"/>
      <text:list xml:id="list2205505254" text:style-name="L2">
        <text:list-item>
          <text:p text:style-name="P11">Um spinner (<text:span text:style-name="T1">MeuSpinner</text:span>) para feedback visual no botão de upload e <text:span text:style-name="T24">também </text:span>enquando a <text:span text:style-name="T24">FlatList</text:span> está sendo carregada.</text:p>
        </text:list-item>
        <text:list-item>
          <text:p text:style-name="P11">O componente <text:span text:style-name="T1">ProgressiveImage</text:span>, para carregar a imagem gradualmente.</text:p>
        </text:list-item>
      </text:list>
      <text:p text:style-name="P4"/>
      <text:p text:style-name="P7"><text:span text:style-name="T1">4 - )</text:span> <text:span text:style-name="T19">Implemente uma tela para </text:span><text:span text:style-name="T8">EDITAR </text:span><text:span text:style-name="T19">os dados das entidades salvas pela Questão 1. Ao terminar a edição, sua aplicação deverá </text:span><text:span text:style-name="T8">REDIRECIONAR </text:span><text:span text:style-name="T9">(this.props.navigation.navigate...) </text:span><text:span text:style-name="T19">para a tela de listagem implementada na Questão 2.</text:span></text:p>
      <text:p text:style-name="P7"/>
      <text:p text:style-name="P1"><text:span text:style-name="T26">5 - </text:span><text:span text:style-name="T27">Implemente uma tela que faz um fetch dos objetos em “</text:span><text:a xlink:type="simple" xlink:href="https://jsonplaceholder.typicode.com/users" text:style-name="Internet_20_link" text:visited-style-name="Visited_20_Internet_20_Link"><text:span text:style-name="T28">https://jsonplaceholder.typicode.com/users</text:span></text:a><text:span text:style-name="T27">” e exibe, </text:span><text:span text:style-name="T29">em um </text:span><text:span text:style-name="T31">FlatList</text:span><text:span text:style-name="T29">,</text:span><text:span text:style-name="T27"> apenas os usuários (</text:span><text:span text:style-name="T32">name</text:span><text:span text:style-name="T27">) que iniciem com a </text:span><text:span text:style-name="T32">“D”, “C” </text:span><text:span text:style-name="T33">ou</text:span><text:span text:style-name="T32"> “K”</text:span><text:span text:style-name="T27">. </text:span><text:span text:style-name="T30">Exemplos: Clementina DuBuque, Kattie Turnpike, Dayna Park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2-13T13:53:20.009058113</dc:date>
    <dc:creator>Jefferson de Carvalho Silva</dc:creator>
    <meta:editing-duration>PT8H24M47S</meta:editing-duration>
    <meta:editing-cycles>12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411" meta:character-count="2529" meta:non-whitespace-character-count="2139"/>
  </office:meta>
</office:document-meta>
</file>